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otham bookregular" svg:font-family="'gotham bookregular'"/>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style:text-underline-style="solid" style:text-underline-width="auto" style:text-underline-color="font-color" fo:font-weight="bold"/>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fo:letter-spacing="normal"/>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171b35" officeooo:paragraph-rsid="00171b35"/>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18b697" officeooo:paragraph-rsid="0018b697"/>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officeooo:rsid="001a576e" officeooo:paragraph-rsid="001a576e"/>
    </style:style>
    <style:style style:name="P7" style:family="paragraph" style:parent-style-name="Standard">
      <style:text-properties officeooo:rsid="001bcf7d" officeooo:paragraph-rsid="001bcf7d"/>
    </style:style>
    <style:style style:name="T1" style:family="text">
      <style:text-properties style:font-name="gotham bookregular" fo:font-size="11.25pt" fo:font-style="normal" fo:font-weight="normal"/>
    </style:style>
    <style:style style:name="T2" style:family="text">
      <style:text-properties officeooo:rsid="0018b697"/>
    </style:style>
    <style:style style:name="T3" style:family="text">
      <style:text-properties officeooo:rsid="001ca4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O DE HEINZ</text:p>
      <text:p text:style-name="P2">1-    Lea el siguiente dilema ético planteado por Lawrence Kohlberg –psicólogo estadounidense, 1927-1987-</text:p>
      <text:p text:style-name="P3"> </text:p>
      <text:p text:style-name="P3">    <text:span text:style-name="T1">La mujer de Heinz padece un cáncer muy serio, su salud se está deteriorando y, probablemente, pronto morirá. Sin embargo, hay un remedio recién inventado que puede salvarla. Es una forma de radio que un laboratorio farmacéutico de la misma ciudad acaba de descubrir. La droga es muy cara: el laboratorio está cobrando diez veces lo que le ha costado producirla. Heinz recurre a todo el mundo que conoce para pedir prestado el dinero. Se hacen también colectas públicas, pero sólo pueden reunir la mitad de lo que cuesta la droga. Heinz habla con el director del laboratorio farmacéutico y le dice que su esposa se está muriendo. Le pide que le vendan el medicamento a mitad de precio o que le dejen pagar lo que le falta más tarde. El director farmacéutico dice que no, que ellos descubrieron la droga y que no la pueden ni la quieren regalar o vender a menor precio, porque ellos tienen que ganar dinero con su empresa. No queda otra opción. La salud de la esposa se agrava día a día. Heinz está desesperado y piensa meterse de noche en el laboratorio y robar el remedio para su mujer.</text:span></text:p>
      <text:p text:style-name="P3"> </text:p>
      <text:p text:style-name="P2">2-    Responda las siguientes preguntas ofreciendo en cada caso una respuesta personal justificada:</text:p>
      <text:p text:style-name="P2">a-    Heinz ¿debe robar el remedio? SÍ-NO ¿Por qué?</text:p>
      <text:p text:style-name="P2"/>
      <text:p text:style-name="P4">Si, considero que si, considero que Heinz debe robar el remedio, las razones son dos:</text:p>
      <text:p text:style-name="P4">Primeramente él tuvo buenas intenciones e intentó conseguir el dinero y ofrecio a la empresa inclusive una cantidad que le generaba ganancias a la misma, pero está lo rechazó por <text:span text:style-name="T2">avaricia.</text:span></text:p>
      <text:p text:style-name="P5">Por otro lado creo también que es más importante a nivel general y más allá de los intereses de los dos actores, conservar la vida humana o evitar el sufrimiento de alguna persona contra el ganar dinero desmedidamente.</text:p>
      <text:p text:style-name="P3"> </text:p>
      <text:p text:style-name="P2">b-    Supongamos que Heinz entra al laboratorio y roba el remedio. Cuando está escapando es visto a lo lejos por un policía que lo conoce, pero no alcanza a detenerlo. Al día siguiente el policía lee en el diario la noticia del robo al laboratorio farmacéutico y se da cuenta con certeza de quién es el ladrón. El policía sabe cuál es el estado de salud de la mujer de Heinz. ¿Debe denunciarlo? SÍ-NO ¿Por qué?</text:p>
      <text:p text:style-name="P2"/>
      <text:p text:style-name="P6">Considero que no debería denunciarlo, las razones creo que son las mismas que mencioné antes, el policía tiene la oportunidad de hacer de cuenta que no lo vió y en ese caso capaz puede ayudarlo o puede denunciarlo y terminar beneficiando a la compañía.</text:p>
      <text:p text:style-name="P3"><text:soft-page-break/> </text:p>
      <text:p text:style-name="P2">c-    Supongamos que el policía denunció a Heinz y éste fue detenido. Le hacen un juicio y el juez debe dar su veredicto. ¿Debe condenar a Heinz? SÍ-NO ¿Por qué?</text:p>
      <text:p text:style-name="Standard"/>
      <text:p text:style-name="P7">Supongo que a la justicia no le queda otra que condenarlo, no creo que el juez tenga mucho campo de acción, tomar la decisión de no condenarlo capaz lo hace perder su trabajo, ser acusado de corrupción, es una posición mucho más dificil que la de el policía porque el juicio está de alguna manera a vista de todo el mundo, <text:span text:style-name="T3">ya llegada a esta instancia es muy dificil, a menos que el juez encuentre algun metodo legitimo para no condenarlo supongo que tiene que condenar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otham bookregular" svg:font-family="'gotham book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3:28:56.369000000</meta:creation-date>
    <dc:date>2025-03-25T14:01:05.933000000</dc:date>
    <meta:editing-duration>PT21M43S</meta:editing-duration>
    <meta:editing-cycles>4</meta:editing-cycles>
    <meta:generator>LibreOffice/24.8.5.2$Windows_X86_64 LibreOffice_project/fddf2685c70b461e7832239a0162a77216259f22</meta:generator>
    <meta:document-statistic meta:table-count="0" meta:image-count="0" meta:object-count="0" meta:page-count="2" meta:paragraph-count="16" meta:word-count="554" meta:character-count="3147" meta:non-whitespace-character-count="2582"/>
  </office:meta>
</office:document-meta>
</file>